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office:font-face-decls>
  <office:automatic-styles>
    <style:style style:name="Таблица3" style:family="table" style:master-page-name="MasterPage2">
      <style:table-properties style:width="27.806cm" fo:margin-left="-2.207cm" style:page-number="auto" table:align="left"/>
    </style:style>
    <style:style style:name="Таблица3.A" style:family="table-column">
      <style:table-column-properties style:column-width="13.903cm"/>
    </style:style>
    <style:style style:name="Таблица3.1" style:family="table-row">
      <style:table-row-properties style:min-row-height="3.896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P1" style:family="paragraph" style:parent-style-name="Footnote">
      <style:paragraph-properties fo:text-align="justify" style:justify-single-word="false"/>
      <style:text-properties officeooo:rsid="0068e175" officeooo:paragraph-rsid="006a74b9"/>
    </style:style>
    <style:style style:name="P2" style:family="paragraph" style:parent-style-name="Footnote">
      <style:paragraph-properties fo:text-align="justify" style:justify-single-word="false"/>
      <style:text-properties style:font-name="Times New Roman" fo:font-weight="normal" style:font-weight-asian="normal" style:font-weight-complex="normal"/>
    </style:style>
    <style:style style:name="P3" style:family="paragraph" style:parent-style-name="Footnote">
      <style:paragraph-properties fo:text-align="justify" style:justify-single-word="false"/>
      <style:text-properties officeooo:paragraph-rsid="0053a25f"/>
    </style:style>
    <style:style style:name="P4" style:family="paragraph" style:parent-style-name="Footnote">
      <style:text-properties officeooo:rsid="002af905" officeooo:paragraph-rsid="002af905"/>
    </style:style>
    <style:style style:name="P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711063" fo:background-color="#ffff00" style:font-name-asian="Times New Roman1" style:font-name-complex="Times New Roman1"/>
    </style:style>
    <style:style style:name="P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6f3a84" fo:background-color="#ffff00" style:font-name-asian="Times New Roman1" style:font-name-complex="Times New Roman1"/>
    </style:style>
    <style:style style:name="P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711063" style:font-name-asian="Times New Roman1" style:font-name-complex="Times New Roman1"/>
    </style:style>
    <style:style style:name="P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fo:font-weight="normal" officeooo:rsid="0015ddd6" officeooo:paragraph-rsid="0072923e" fo:background-color="#ffff00" style:font-name-asian="Times New Roman1" style:font-name-complex="Times New Roman1"/>
    </style:style>
    <style:style style:name="P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fo:font-weight="bold" officeooo:paragraph-rsid="00711063" fo:background-color="#ffff00" style:font-name-asian="Times New Roman1" style:font-weight-asian="bold" style:font-name-complex="Times New Roman1" style:font-weight-complex="bold"/>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2923e"/>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61819"/>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84dfb4"/>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870387"/>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932d52"/>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11063" fo:background-color="#ffff00"/>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fo:color="#000000" style:font-name="Times New Roman1" fo:font-size="14pt" fo:language="ru" fo:country="RU" fo:font-weight="bold" officeooo:rsid="002af05e" officeooo:paragraph-rsid="0072923e" fo:background-color="transparent" style:font-name-asian="Times New Roman1" style:font-weight-asian="bold" style:font-name-complex="Times New Roman1" style:font-weight-complex="bold"/>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officeooo:paragraph-rsid="0072923e"/>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711063" style:font-name-asian="Times New Roman1" style:font-name-complex="Times New Roman1"/>
    </style:style>
    <style:style style:name="P19"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952ae3" style:font-name-asian="Times New Roman1" style:font-name-complex="Times New Roman1"/>
    </style:style>
    <style:style style:name="P20"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fo:padding="0cm" fo:border="none"/>
      <style:text-properties fo:color="#000000" style:font-name="Times New Roman" fo:font-size="14pt" fo:language="en" fo:country="US" fo:font-style="normal" style:text-underline-style="none" fo:font-weight="normal" officeooo:paragraph-rsid="00952ae3" style:font-name-asian="Times New Roman1" style:font-size-asian="14pt" style:font-style-asian="normal" style:font-weight-asian="normal" style:font-name-complex="Times New Roman1" style:font-size-complex="14pt" style:font-style-complex="normal" style:font-weight-complex="normal"/>
    </style:style>
    <style:style style:name="P21"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3cm" style:auto-text-indent="false" style:page-number="auto" fo:background-color="transparent"/>
      <style:text-properties officeooo:paragraph-rsid="00952ae3"/>
    </style:style>
    <style:style style:name="P22"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style:text-properties officeooo:paragraph-rsid="00952ae3"/>
    </style:style>
    <style:style style:name="T127" style:family="text">
      <style:text-properties fo:color="#000000" style:font-name="Times New Roman1" fo:font-size="14pt" fo:language="en" fo:country="US" style:font-name-asian="Times New Roman1" style:font-name-complex="Times New Roman1"/>
    </style:style>
    <style:style style:name="T128" style:family="text">
      <style:text-properties fo:color="#000000" style:font-name="Times New Roman1" fo:font-size="14pt" fo:language="en" fo:country="US" fo:font-weight="normal" officeooo:rsid="0020d9f7" fo:background-color="transparent" loext:char-shading-value="0" style:font-name-asian="Times New Roman1" style:font-name-complex="Times New Roman1"/>
    </style:style>
    <style:style style:name="T129" style:family="text">
      <style:text-properties fo:color="#000000" style:font-name="Times New Roman1" fo:font-size="14pt" fo:language="en" fo:country="US" fo:font-weight="normal" officeooo:rsid="0050755d" fo:background-color="transparent" loext:char-shading-value="0" style:font-name-asian="Times New Roman1" style:font-weight-asian="normal" style:font-name-complex="Times New Roman1" style:font-weight-complex="normal"/>
    </style:style>
    <style:style style:name="T130" style:family="text">
      <style:text-properties fo:color="#000000" style:font-name="Times New Roman1" fo:font-size="14pt" fo:language="en" fo:country="US" fo:font-weight="normal" officeooo:rsid="00761819" fo:background-color="transparent" loext:char-shading-value="0" style:font-name-asian="Times New Roman1" style:font-weight-asian="normal" style:font-name-complex="Times New Roman1" style:font-weight-complex="normal"/>
    </style:style>
    <style:style style:name="T131" style:family="text">
      <style:text-properties fo:color="#000000" style:font-name="Times New Roman1" fo:font-size="14pt" fo:language="en" fo:country="US" fo:font-weight="normal" officeooo:rsid="007e286a" fo:background-color="transparent" loext:char-shading-value="0" style:font-name-asian="Times New Roman1" style:font-weight-asian="normal" style:font-name-complex="Times New Roman1" style:font-weight-complex="normal"/>
    </style:style>
    <style:style style:name="T132" style:family="text">
      <style:text-properties fo:color="#000000" style:font-name="Times New Roman1" fo:font-size="14pt" fo:language="en" fo:country="US" fo:font-weight="normal" officeooo:rsid="007e7141" fo:background-color="transparent" loext:char-shading-value="0" style:font-name-asian="Times New Roman1" style:font-weight-asian="normal" style:font-name-complex="Times New Roman1" style:font-weight-complex="normal"/>
    </style:style>
    <style:style style:name="T133" style:family="text">
      <style:text-properties fo:color="#000000" style:font-name="Times New Roman1" fo:font-size="14pt" fo:language="en" fo:country="US" fo:font-weight="normal" officeooo:rsid="0079fc74" fo:background-color="transparent" loext:char-shading-value="0" style:font-name-asian="Times New Roman1" style:font-weight-asian="normal" style:font-name-complex="Times New Roman1" style:font-weight-complex="normal"/>
    </style:style>
    <style:style style:name="T134" style:family="text">
      <style:text-properties fo:color="#000000" style:font-name="Times New Roman1" fo:font-size="14pt" fo:language="en" fo:country="US" fo:font-weight="normal" officeooo:rsid="008bbc00" fo:background-color="transparent" loext:char-shading-value="0" style:font-name-asian="Times New Roman1" style:font-weight-asian="normal" style:font-name-complex="Times New Roman1" style:font-weight-complex="normal"/>
    </style:style>
    <style:style style:name="T135" style:family="text">
      <style:text-properties fo:color="#000000" style:font-name="Times New Roman1" fo:font-size="14pt" fo:language="ru" fo:country="RU" fo:font-weight="normal" style:font-name-asian="Times New Roman1" style:font-name-complex="Times New Roman1"/>
    </style:style>
    <style:style style:name="T136" style:family="text">
      <style:text-properties fo:color="#000000" style:font-name="Times New Roman1" fo:font-size="14pt" fo:language="ru" fo:country="RU" fo:font-weight="normal" officeooo:rsid="0016d1cb" style:font-name-asian="Times New Roman1" style:font-name-complex="Times New Roman1"/>
    </style:style>
    <style:style style:name="T137" style:family="text">
      <style:text-properties fo:color="#000000" style:font-name="Times New Roman1" fo:font-size="14pt" fo:language="ru" fo:country="RU" fo:font-weight="normal" officeooo:rsid="0018cc3b" style:font-name-asian="Times New Roman1" style:font-name-complex="Times New Roman1"/>
    </style:style>
    <style:style style:name="T138" style:family="text">
      <style:text-properties fo:color="#000000" style:font-name="Times New Roman1" fo:font-size="14pt" fo:language="ru" fo:country="RU" fo:font-weight="normal" officeooo:rsid="0018d159" style:font-name-asian="Times New Roman1" style:font-name-complex="Times New Roman1"/>
    </style:style>
    <style:style style:name="T139" style:family="text">
      <style:text-properties fo:color="#000000" style:font-name="Times New Roman1" fo:font-size="14pt" fo:language="ru" fo:country="RU" fo:font-weight="normal" officeooo:rsid="001a9f2a" style:font-name-asian="Times New Roman1" style:font-name-complex="Times New Roman1"/>
    </style:style>
    <style:style style:name="T140" style:family="text">
      <style:text-properties fo:color="#000000" style:font-name="Times New Roman1" fo:font-size="14pt" fo:language="ru" fo:country="RU" fo:font-weight="normal" officeooo:rsid="001c3034" style:font-name-asian="Times New Roman1" style:font-name-complex="Times New Roman1"/>
    </style:style>
    <style:style style:name="T141" style:family="text">
      <style:text-properties fo:color="#000000" style:font-name="Times New Roman1" fo:font-size="14pt" fo:language="ru" fo:country="RU" fo:font-weight="normal" officeooo:rsid="001dd062" style:font-name-asian="Times New Roman1" style:font-name-complex="Times New Roman1"/>
    </style:style>
    <style:style style:name="T142" style:family="text">
      <style:text-properties fo:color="#000000" style:font-name="Times New Roman1" fo:font-size="14pt" fo:language="ru" fo:country="RU" fo:font-weight="normal" officeooo:rsid="001fb075" style:font-name-asian="Times New Roman1" style:font-name-complex="Times New Roman1"/>
    </style:style>
    <style:style style:name="T143" style:family="text">
      <style:text-properties fo:color="#000000" style:font-name="Times New Roman1" fo:font-size="14pt" fo:language="ru" fo:country="RU" fo:font-weight="normal" officeooo:rsid="0020d9f7" style:font-name-asian="Times New Roman1" style:font-name-complex="Times New Roman1"/>
    </style:style>
    <style:style style:name="T144" style:family="text">
      <style:text-properties fo:color="#000000" style:font-name="Times New Roman1" fo:font-size="14pt" fo:language="ru" fo:country="RU" fo:font-weight="normal" officeooo:rsid="0015ddd6" style:font-name-asian="Times New Roman1" style:font-name-complex="Times New Roman1"/>
    </style:style>
    <style:style style:name="T145" style:family="text">
      <style:text-properties fo:color="#000000" style:font-name="Times New Roman1" fo:font-size="14pt" fo:language="ru" fo:country="RU" fo:font-weight="normal" officeooo:rsid="0025dd97" style:font-name-asian="Times New Roman1" style:font-name-complex="Times New Roman1"/>
    </style:style>
    <style:style style:name="T146" style:family="text">
      <style:text-properties fo:color="#000000" style:font-name="Times New Roman1" fo:font-size="14pt" fo:language="ru" fo:country="RU" fo:font-weight="normal" officeooo:rsid="0026749a" style:font-name-asian="Times New Roman1" style:font-name-complex="Times New Roman1"/>
    </style:style>
    <style:style style:name="T147" style:family="text">
      <style:text-properties fo:color="#000000" style:font-name="Times New Roman1" fo:font-size="14pt" fo:language="ru" fo:country="RU" fo:font-weight="normal" officeooo:rsid="0026a7bf" style:font-name-asian="Times New Roman1" style:font-name-complex="Times New Roman1"/>
    </style:style>
    <style:style style:name="T148" style:family="text">
      <style:text-properties fo:color="#000000" style:font-name="Times New Roman1" fo:font-size="14pt" fo:language="ru" fo:country="RU" fo:font-weight="normal" officeooo:rsid="00294c52" style:font-name-asian="Times New Roman1" style:font-name-complex="Times New Roman1"/>
    </style:style>
    <style:style style:name="T149" style:family="text">
      <style:text-properties fo:color="#000000" style:font-name="Times New Roman1" fo:font-size="14pt" fo:language="ru" fo:country="RU" fo:font-weight="normal" officeooo:rsid="00275edd" style:font-name-asian="Times New Roman1" style:font-name-complex="Times New Roman1"/>
    </style:style>
    <style:style style:name="T150" style:family="text">
      <style:text-properties fo:color="#000000" style:font-name="Times New Roman1" fo:font-size="14pt" fo:language="ru" fo:country="RU" fo:font-weight="normal" officeooo:rsid="0012327c" style:font-name-asian="Times New Roman1" style:font-name-complex="Times New Roman1"/>
    </style:style>
    <style:style style:name="T151" style:family="text">
      <style:text-properties fo:color="#000000" style:font-name="Times New Roman1" fo:font-size="14pt" fo:language="ru" fo:country="RU" fo:font-weight="normal" officeooo:rsid="0012817a" style:font-name-asian="Times New Roman1" style:font-name-complex="Times New Roman1"/>
    </style:style>
    <style:style style:name="T152" style:family="text">
      <style:text-properties fo:color="#000000" style:font-name="Times New Roman1" fo:font-size="14pt" fo:language="ru" fo:country="RU" fo:font-weight="normal" officeooo:rsid="0013ab43" style:font-name-asian="Times New Roman1" style:font-name-complex="Times New Roman1"/>
    </style:style>
    <style:style style:name="T153" style:family="text">
      <style:text-properties fo:color="#000000" style:font-name="Times New Roman1" fo:font-size="14pt" fo:language="ru" fo:country="RU" fo:font-weight="normal" officeooo:rsid="0014c3b3" style:font-name-asian="Times New Roman1" style:font-name-complex="Times New Roman1"/>
    </style:style>
    <style:style style:name="T154" style:family="text">
      <style:text-properties fo:color="#000000" style:font-name="Times New Roman1" fo:font-size="14pt" fo:language="ru" fo:country="RU" fo:font-weight="normal" officeooo:rsid="0020d9f7" fo:background-color="transparent" loext:char-shading-value="0" style:font-name-asian="Times New Roman1" style:font-name-complex="Times New Roman1"/>
    </style:style>
    <style:style style:name="T155" style:family="text">
      <style:text-properties fo:color="#000000" style:font-name="Times New Roman1" fo:font-size="14pt" fo:language="ru" fo:country="RU" fo:font-weight="normal" officeooo:rsid="0015ddd6" fo:background-color="transparent" loext:char-shading-value="0" style:font-name-asian="Times New Roman1" style:font-name-complex="Times New Roman1"/>
    </style:style>
    <style:style style:name="T156" style:family="text">
      <style:text-properties fo:color="#000000" style:font-name="Times New Roman1" fo:font-size="14pt" fo:language="ru" fo:country="RU" fo:font-weight="normal" officeooo:rsid="00216e19" fo:background-color="transparent" loext:char-shading-value="0" style:font-name-asian="Times New Roman1" style:font-name-complex="Times New Roman1"/>
    </style:style>
    <style:style style:name="T157" style:family="text">
      <style:text-properties fo:color="#000000" style:font-name="Times New Roman1" fo:font-size="14pt" fo:language="ru" fo:country="RU" fo:font-weight="normal" officeooo:rsid="00230d0e" fo:background-color="transparent" loext:char-shading-value="0" style:font-name-asian="Times New Roman1" style:font-name-complex="Times New Roman1"/>
    </style:style>
    <style:style style:name="T158" style:family="text">
      <style:text-properties fo:color="#000000" style:font-name="Times New Roman1" fo:font-size="14pt" fo:language="ru" fo:country="RU" fo:font-weight="normal" officeooo:rsid="002383f0" fo:background-color="transparent" loext:char-shading-value="0" style:font-name-asian="Times New Roman1" style:font-name-complex="Times New Roman1"/>
    </style:style>
    <style:style style:name="T159" style:family="text">
      <style:text-properties fo:color="#000000" style:font-name="Times New Roman1" fo:font-size="14pt" fo:language="ru" fo:country="RU" fo:font-weight="normal" officeooo:rsid="0023eae1" fo:background-color="transparent" loext:char-shading-value="0" style:font-name-asian="Times New Roman1" style:font-name-complex="Times New Roman1"/>
    </style:style>
    <style:style style:name="T160" style:family="text">
      <style:text-properties fo:color="#000000" style:font-name="Times New Roman1" fo:font-size="14pt" fo:language="ru" fo:country="RU" fo:font-weight="normal" fo:background-color="transparent" loext:char-shading-value="0" style:font-name-asian="Times New Roman1" style:font-weight-asian="normal" style:font-name-complex="Times New Roman1" style:font-weight-complex="normal"/>
    </style:style>
    <style:style style:name="T161" style:family="text">
      <style:text-properties fo:color="#000000" style:font-name="Times New Roman1" fo:font-size="14pt" fo:language="ru" fo:country="RU" fo:font-weight="normal" officeooo:rsid="002af05e" fo:background-color="transparent" loext:char-shading-value="0" style:font-name-asian="Times New Roman1" style:font-weight-asian="normal" style:font-name-complex="Times New Roman1" style:font-weight-complex="normal"/>
    </style:style>
    <style:style style:name="T162" style:family="text">
      <style:text-properties fo:color="#000000" style:font-name="Times New Roman1" fo:font-size="14pt" fo:language="ru" fo:country="RU" fo:font-weight="normal" officeooo:rsid="002af905" fo:background-color="transparent" loext:char-shading-value="0" style:font-name-asian="Times New Roman1" style:font-weight-asian="normal" style:font-name-complex="Times New Roman1" style:font-weight-complex="normal"/>
    </style:style>
    <style:style style:name="T163" style:family="text">
      <style:text-properties fo:color="#000000" style:font-name="Times New Roman1" fo:font-size="14pt" fo:language="ru" fo:country="RU" fo:font-weight="normal" officeooo:rsid="002ca3c3" fo:background-color="transparent" loext:char-shading-value="0" style:font-name-asian="Times New Roman1" style:font-weight-asian="normal" style:font-name-complex="Times New Roman1" style:font-weight-complex="normal"/>
    </style:style>
    <style:style style:name="T164" style:family="text">
      <style:text-properties fo:color="#000000" style:font-name="Times New Roman1" fo:font-size="14pt" fo:language="ru" fo:country="RU" fo:font-weight="normal" officeooo:rsid="002e0835" fo:background-color="transparent" loext:char-shading-value="0" style:font-name-asian="Times New Roman1" style:font-weight-asian="normal" style:font-name-complex="Times New Roman1" style:font-weight-complex="normal"/>
    </style:style>
    <style:style style:name="T165" style:family="text">
      <style:text-properties fo:color="#000000" style:font-name="Times New Roman1" fo:font-size="14pt" fo:language="ru" fo:country="RU" fo:font-weight="normal" officeooo:rsid="002e97cd" fo:background-color="transparent" loext:char-shading-value="0" style:font-name-asian="Times New Roman1" style:font-weight-asian="normal" style:font-name-complex="Times New Roman1" style:font-weight-complex="normal"/>
    </style:style>
    <style:style style:name="T166" style:family="text">
      <style:text-properties fo:color="#000000" style:font-name="Times New Roman1" fo:font-size="14pt" fo:language="ru" fo:country="RU" fo:font-weight="normal" officeooo:rsid="00308af5" fo:background-color="transparent" loext:char-shading-value="0" style:font-name-asian="Times New Roman1" style:font-weight-asian="normal" style:font-name-complex="Times New Roman1" style:font-weight-complex="normal"/>
    </style:style>
    <style:style style:name="T167" style:family="text">
      <style:text-properties fo:color="#000000" style:font-name="Times New Roman1" fo:font-size="14pt" fo:language="ru" fo:country="RU" fo:font-weight="normal" officeooo:rsid="0031e4d9" fo:background-color="transparent" loext:char-shading-value="0" style:font-name-asian="Times New Roman1" style:font-weight-asian="normal" style:font-name-complex="Times New Roman1" style:font-weight-complex="normal"/>
    </style:style>
    <style:style style:name="T168" style:family="text">
      <style:text-properties fo:color="#000000" style:font-name="Times New Roman1" fo:font-size="14pt" fo:language="ru" fo:country="RU" fo:font-weight="normal" officeooo:rsid="0032e501" fo:background-color="transparent" loext:char-shading-value="0" style:font-name-asian="Times New Roman1" style:font-weight-asian="normal" style:font-name-complex="Times New Roman1" style:font-weight-complex="normal"/>
    </style:style>
    <style:style style:name="T169" style:family="text">
      <style:text-properties fo:color="#000000" style:font-name="Times New Roman1" fo:font-size="14pt" fo:language="ru" fo:country="RU" fo:font-weight="normal" officeooo:rsid="003432f5" fo:background-color="transparent" loext:char-shading-value="0" style:font-name-asian="Times New Roman1" style:font-weight-asian="normal" style:font-name-complex="Times New Roman1" style:font-weight-complex="normal"/>
    </style:style>
    <style:style style:name="T170" style:family="text">
      <style:text-properties fo:color="#000000" style:font-name="Times New Roman1" fo:font-size="14pt" fo:language="ru" fo:country="RU" fo:font-weight="normal" officeooo:rsid="00343aae" fo:background-color="transparent" loext:char-shading-value="0" style:font-name-asian="Times New Roman1" style:font-weight-asian="normal" style:font-name-complex="Times New Roman1" style:font-weight-complex="normal"/>
    </style:style>
    <style:style style:name="T171" style:family="text">
      <style:text-properties fo:color="#000000" style:font-name="Times New Roman1" fo:font-size="14pt" fo:language="ru" fo:country="RU" fo:font-weight="normal" officeooo:rsid="0034426e" fo:background-color="transparent" loext:char-shading-value="0" style:font-name-asian="Times New Roman1" style:font-weight-asian="normal" style:font-name-complex="Times New Roman1" style:font-weight-complex="normal"/>
    </style:style>
    <style:style style:name="T172" style:family="text">
      <style:text-properties fo:color="#000000" style:font-name="Times New Roman1" fo:font-size="14pt" fo:language="ru" fo:country="RU" fo:font-weight="normal" officeooo:rsid="00349f84" fo:background-color="transparent" loext:char-shading-value="0" style:font-name-asian="Times New Roman1" style:font-weight-asian="normal" style:font-name-complex="Times New Roman1" style:font-weight-complex="normal"/>
    </style:style>
    <style:style style:name="T173" style:family="text">
      <style:text-properties fo:color="#000000" style:font-name="Times New Roman1" fo:font-size="14pt" fo:language="ru" fo:country="RU" fo:font-weight="normal" officeooo:rsid="003601e1" fo:background-color="transparent" loext:char-shading-value="0" style:font-name-asian="Times New Roman1" style:font-weight-asian="normal" style:font-name-complex="Times New Roman1" style:font-weight-complex="normal"/>
    </style:style>
    <style:style style:name="T174" style:family="text">
      <style:text-properties fo:color="#000000" style:font-name="Times New Roman1" fo:font-size="14pt" fo:language="ru" fo:country="RU" fo:font-weight="normal" officeooo:rsid="0037213f" fo:background-color="transparent" loext:char-shading-value="0" style:font-name-asian="Times New Roman1" style:font-weight-asian="normal" style:font-name-complex="Times New Roman1" style:font-weight-complex="normal"/>
    </style:style>
    <style:style style:name="T175" style:family="text">
      <style:text-properties fo:color="#000000" style:font-name="Times New Roman1" fo:font-size="14pt" fo:language="ru" fo:country="RU" fo:font-weight="normal" officeooo:rsid="0037d2d0" fo:background-color="transparent" loext:char-shading-value="0" style:font-name-asian="Times New Roman1" style:font-weight-asian="normal" style:font-name-complex="Times New Roman1" style:font-weight-complex="normal"/>
    </style:style>
    <style:style style:name="T176" style:family="text">
      <style:text-properties fo:color="#000000" style:font-name="Times New Roman1" fo:font-size="14pt" fo:language="ru" fo:country="RU" fo:font-weight="normal" officeooo:rsid="0039bf1d" fo:background-color="transparent" loext:char-shading-value="0" style:font-name-asian="Times New Roman1" style:font-weight-asian="normal" style:font-name-complex="Times New Roman1" style:font-weight-complex="normal"/>
    </style:style>
    <style:style style:name="T177" style:family="text">
      <style:text-properties fo:color="#000000" style:font-name="Times New Roman1" fo:font-size="14pt" fo:language="ru" fo:country="RU" fo:font-weight="normal" officeooo:rsid="003a8ce6" fo:background-color="transparent" loext:char-shading-value="0" style:font-name-asian="Times New Roman1" style:font-weight-asian="normal" style:font-name-complex="Times New Roman1" style:font-weight-complex="normal"/>
    </style:style>
    <style:style style:name="T178" style:family="text">
      <style:text-properties fo:color="#000000" style:font-name="Times New Roman1" fo:font-size="14pt" fo:language="ru" fo:country="RU" fo:font-weight="normal" officeooo:rsid="003bb6be" fo:background-color="transparent" loext:char-shading-value="0" style:font-name-asian="Times New Roman1" style:font-weight-asian="normal" style:font-name-complex="Times New Roman1" style:font-weight-complex="normal"/>
    </style:style>
    <style:style style:name="T179" style:family="text">
      <style:text-properties fo:color="#000000" style:font-name="Times New Roman1" fo:font-size="14pt" fo:language="ru" fo:country="RU" fo:font-weight="normal" officeooo:rsid="003c105c" fo:background-color="transparent" loext:char-shading-value="0" style:font-name-asian="Times New Roman1" style:font-weight-asian="normal" style:font-name-complex="Times New Roman1" style:font-weight-complex="normal"/>
    </style:style>
    <style:style style:name="T180" style:family="text">
      <style:text-properties fo:color="#000000" style:font-name="Times New Roman1" fo:font-size="14pt" fo:language="ru" fo:country="RU" fo:font-weight="normal" officeooo:rsid="003f240a" fo:background-color="transparent" loext:char-shading-value="0" style:font-name-asian="Times New Roman1" style:font-weight-asian="normal" style:font-name-complex="Times New Roman1" style:font-weight-complex="normal"/>
    </style:style>
    <style:style style:name="T181" style:family="text">
      <style:text-properties fo:color="#000000" style:font-name="Times New Roman1" fo:font-size="14pt" fo:language="ru" fo:country="RU" fo:font-weight="normal" officeooo:rsid="003ffbaa" fo:background-color="transparent" loext:char-shading-value="0" style:font-name-asian="Times New Roman1" style:font-weight-asian="normal" style:font-name-complex="Times New Roman1" style:font-weight-complex="normal"/>
    </style:style>
    <style:style style:name="T182" style:family="text">
      <style:text-properties fo:color="#000000" style:font-name="Times New Roman1" fo:font-size="14pt" fo:language="ru" fo:country="RU" fo:font-weight="normal" officeooo:rsid="0041ae55" fo:background-color="transparent" loext:char-shading-value="0" style:font-name-asian="Times New Roman1" style:font-weight-asian="normal" style:font-name-complex="Times New Roman1" style:font-weight-complex="normal"/>
    </style:style>
    <style:style style:name="T183" style:family="text">
      <style:text-properties fo:color="#000000" style:font-name="Times New Roman1" fo:font-size="14pt" fo:language="ru" fo:country="RU" fo:font-weight="normal" officeooo:rsid="003f6148" fo:background-color="transparent" loext:char-shading-value="0" style:font-name-asian="Times New Roman1" style:font-weight-asian="normal" style:font-name-complex="Times New Roman1" style:font-weight-complex="normal"/>
    </style:style>
    <style:style style:name="T184" style:family="text">
      <style:text-properties fo:color="#000000" style:font-name="Times New Roman1" fo:font-size="14pt" fo:language="ru" fo:country="RU" fo:font-weight="normal" officeooo:rsid="0043a462" fo:background-color="transparent" loext:char-shading-value="0" style:font-name-asian="Times New Roman1" style:font-weight-asian="normal" style:font-name-complex="Times New Roman1" style:font-weight-complex="normal"/>
    </style:style>
    <style:style style:name="T185" style:family="text">
      <style:text-properties fo:color="#000000" style:font-name="Times New Roman1" fo:font-size="14pt" fo:language="ru" fo:country="RU" fo:font-weight="normal" officeooo:rsid="0043ab52" fo:background-color="transparent" loext:char-shading-value="0" style:font-name-asian="Times New Roman1" style:font-weight-asian="normal" style:font-name-complex="Times New Roman1" style:font-weight-complex="normal"/>
    </style:style>
    <style:style style:name="T186" style:family="text">
      <style:text-properties fo:color="#000000" style:font-name="Times New Roman1" fo:font-size="14pt" fo:language="ru" fo:country="RU" fo:font-weight="normal" officeooo:rsid="0044b1da" fo:background-color="transparent" loext:char-shading-value="0" style:font-name-asian="Times New Roman1" style:font-weight-asian="normal" style:font-name-complex="Times New Roman1" style:font-weight-complex="normal"/>
    </style:style>
    <style:style style:name="T187" style:family="text">
      <style:text-properties fo:color="#000000" style:font-name="Times New Roman1" fo:font-size="14pt" fo:language="ru" fo:country="RU" fo:font-weight="normal" officeooo:rsid="004592bd" fo:background-color="transparent" loext:char-shading-value="0" style:font-name-asian="Times New Roman1" style:font-weight-asian="normal" style:font-name-complex="Times New Roman1" style:font-weight-complex="normal"/>
    </style:style>
    <style:style style:name="T188" style:family="text">
      <style:text-properties fo:color="#000000" style:font-name="Times New Roman1" fo:font-size="14pt" fo:language="ru" fo:country="RU" fo:font-weight="normal" officeooo:rsid="0046ef3f" fo:background-color="transparent" loext:char-shading-value="0" style:font-name-asian="Times New Roman1" style:font-weight-asian="normal" style:font-name-complex="Times New Roman1" style:font-weight-complex="normal"/>
    </style:style>
    <style:style style:name="T189" style:family="text">
      <style:text-properties fo:color="#000000" style:font-name="Times New Roman1" fo:font-size="14pt" fo:language="ru" fo:country="RU" fo:font-weight="normal" officeooo:rsid="00484a91" fo:background-color="transparent" loext:char-shading-value="0" style:font-name-asian="Times New Roman1" style:font-weight-asian="normal" style:font-name-complex="Times New Roman1" style:font-weight-complex="normal"/>
    </style:style>
    <style:style style:name="T190" style:family="text">
      <style:text-properties fo:color="#000000" style:font-name="Times New Roman1" fo:font-size="14pt" fo:language="ru" fo:country="RU" fo:font-weight="normal" officeooo:rsid="004bc718" fo:background-color="transparent" loext:char-shading-value="0" style:font-name-asian="Times New Roman1" style:font-weight-asian="normal" style:font-name-complex="Times New Roman1" style:font-weight-complex="normal"/>
    </style:style>
    <style:style style:name="T191" style:family="text">
      <style:text-properties fo:color="#000000" style:font-name="Times New Roman1" fo:font-size="14pt" fo:language="ru" fo:country="RU" fo:font-weight="normal" officeooo:rsid="004c47e5" fo:background-color="transparent" loext:char-shading-value="0" style:font-name-asian="Times New Roman1" style:font-weight-asian="normal" style:font-name-complex="Times New Roman1" style:font-weight-complex="normal"/>
    </style:style>
    <style:style style:name="T192" style:family="text">
      <style:text-properties fo:color="#000000" style:font-name="Times New Roman1" fo:font-size="14pt" fo:language="ru" fo:country="RU" fo:font-weight="normal" officeooo:rsid="004d2373" fo:background-color="transparent" loext:char-shading-value="0" style:font-name-asian="Times New Roman1" style:font-weight-asian="normal" style:font-name-complex="Times New Roman1" style:font-weight-complex="normal"/>
    </style:style>
    <style:style style:name="T193" style:family="text">
      <style:text-properties fo:color="#000000" style:font-name="Times New Roman1" fo:font-size="14pt" fo:language="ru" fo:country="RU" fo:font-weight="normal" officeooo:rsid="004e39bf" fo:background-color="transparent" loext:char-shading-value="0" style:font-name-asian="Times New Roman1" style:font-weight-asian="normal" style:font-name-complex="Times New Roman1" style:font-weight-complex="normal"/>
    </style:style>
    <style:style style:name="T194" style:family="text">
      <style:text-properties fo:color="#000000" style:font-name="Times New Roman1" fo:font-size="14pt" fo:language="ru" fo:country="RU" fo:font-weight="normal" officeooo:rsid="004e6430" fo:background-color="transparent" loext:char-shading-value="0" style:font-name-asian="Times New Roman1" style:font-weight-asian="normal" style:font-name-complex="Times New Roman1" style:font-weight-complex="normal"/>
    </style:style>
    <style:style style:name="T195" style:family="text">
      <style:text-properties fo:color="#000000" style:font-name="Times New Roman1" fo:font-size="14pt" fo:language="ru" fo:country="RU" fo:font-weight="normal" officeooo:rsid="004e9eac" fo:background-color="transparent" loext:char-shading-value="0" style:font-name-asian="Times New Roman1" style:font-weight-asian="normal" style:font-name-complex="Times New Roman1" style:font-weight-complex="normal"/>
    </style:style>
    <style:style style:name="T196" style:family="text">
      <style:text-properties fo:color="#000000" style:font-name="Times New Roman1" fo:font-size="14pt" fo:language="ru" fo:country="RU" fo:font-weight="normal" officeooo:rsid="0050755d" fo:background-color="transparent" loext:char-shading-value="0" style:font-name-asian="Times New Roman1" style:font-weight-asian="normal" style:font-name-complex="Times New Roman1" style:font-weight-complex="normal"/>
    </style:style>
    <style:style style:name="T197" style:family="text">
      <style:text-properties fo:color="#000000" style:font-name="Times New Roman1" fo:font-size="14pt" fo:language="ru" fo:country="RU" fo:font-weight="normal" officeooo:rsid="0050a7a9" fo:background-color="transparent" loext:char-shading-value="0" style:font-name-asian="Times New Roman1" style:font-weight-asian="normal" style:font-name-complex="Times New Roman1" style:font-weight-complex="normal"/>
    </style:style>
    <style:style style:name="T198" style:family="text">
      <style:text-properties fo:color="#000000" style:font-name="Times New Roman1" fo:font-size="14pt" fo:language="ru" fo:country="RU" fo:font-weight="normal" officeooo:rsid="0051ee20" fo:background-color="transparent" loext:char-shading-value="0" style:font-name-asian="Times New Roman1" style:font-weight-asian="normal" style:font-name-complex="Times New Roman1" style:font-weight-complex="normal"/>
    </style:style>
    <style:style style:name="T199" style:family="text">
      <style:text-properties fo:color="#000000" style:font-name="Times New Roman1" fo:font-size="14pt" fo:language="ru" fo:country="RU" fo:font-weight="normal" officeooo:rsid="00572853" fo:background-color="transparent" loext:char-shading-value="0" style:font-name-asian="Times New Roman1" style:font-weight-asian="normal" style:font-name-complex="Times New Roman1" style:font-weight-complex="normal"/>
    </style:style>
    <style:style style:name="T200" style:family="text">
      <style:text-properties fo:color="#000000" style:font-name="Times New Roman1" fo:font-size="14pt" fo:language="ru" fo:country="RU" fo:font-weight="normal" officeooo:rsid="005736da" fo:background-color="transparent" loext:char-shading-value="0" style:font-name-asian="Times New Roman1" style:font-weight-asian="normal" style:font-name-complex="Times New Roman1" style:font-weight-complex="normal"/>
    </style:style>
    <style:style style:name="T201" style:family="text">
      <style:text-properties fo:color="#000000" style:font-name="Times New Roman1" fo:font-size="14pt" fo:language="ru" fo:country="RU" fo:font-weight="normal" officeooo:rsid="0058e3a5" fo:background-color="transparent" loext:char-shading-value="0" style:font-name-asian="Times New Roman1" style:font-weight-asian="normal" style:font-name-complex="Times New Roman1" style:font-weight-complex="normal"/>
    </style:style>
    <style:style style:name="T202" style:family="text">
      <style:text-properties fo:color="#000000" style:font-name="Times New Roman1" fo:font-size="14pt" fo:language="ru" fo:country="RU" fo:font-weight="normal" officeooo:rsid="005d629d" fo:background-color="transparent" loext:char-shading-value="0" style:font-name-asian="Times New Roman1" style:font-weight-asian="normal" style:font-name-complex="Times New Roman1" style:font-weight-complex="normal"/>
    </style:style>
    <style:style style:name="T203" style:family="text">
      <style:text-properties fo:color="#000000" style:font-name="Times New Roman1" fo:font-size="14pt" fo:language="ru" fo:country="RU" fo:font-weight="normal" officeooo:rsid="005ca539" fo:background-color="transparent" loext:char-shading-value="0" style:font-name-asian="Times New Roman1" style:font-weight-asian="normal" style:font-name-complex="Times New Roman1" style:font-weight-complex="normal"/>
    </style:style>
    <style:style style:name="T204" style:family="text">
      <style:text-properties fo:color="#000000" style:font-name="Times New Roman1" fo:font-size="14pt" fo:language="ru" fo:country="RU" fo:font-weight="normal" officeooo:rsid="005dcb48" fo:background-color="transparent" loext:char-shading-value="0" style:font-name-asian="Times New Roman1" style:font-weight-asian="normal" style:font-name-complex="Times New Roman1" style:font-weight-complex="normal"/>
    </style:style>
    <style:style style:name="T205" style:family="text">
      <style:text-properties fo:color="#000000" style:font-name="Times New Roman1" fo:font-size="14pt" fo:language="ru" fo:country="RU" fo:font-weight="normal" officeooo:rsid="005e164a" fo:background-color="transparent" loext:char-shading-value="0" style:font-name-asian="Times New Roman1" style:font-weight-asian="normal" style:font-name-complex="Times New Roman1" style:font-weight-complex="normal"/>
    </style:style>
    <style:style style:name="T206" style:family="text">
      <style:text-properties fo:color="#000000" style:font-name="Times New Roman1" fo:font-size="14pt" fo:language="ru" fo:country="RU" fo:font-weight="normal" officeooo:rsid="005e1be3" fo:background-color="transparent" loext:char-shading-value="0" style:font-name-asian="Times New Roman1" style:font-weight-asian="normal" style:font-name-complex="Times New Roman1" style:font-weight-complex="normal"/>
    </style:style>
    <style:style style:name="T207" style:family="text">
      <style:text-properties fo:color="#000000" style:font-name="Times New Roman1" fo:font-size="14pt" fo:language="ru" fo:country="RU" fo:font-weight="normal" officeooo:rsid="005e28d9" fo:background-color="transparent" loext:char-shading-value="0" style:font-name-asian="Times New Roman1" style:font-weight-asian="normal" style:font-name-complex="Times New Roman1" style:font-weight-complex="normal"/>
    </style:style>
    <style:style style:name="T208" style:family="text">
      <style:text-properties fo:color="#000000" style:font-name="Times New Roman1" fo:font-size="14pt" fo:language="ru" fo:country="RU" fo:font-weight="normal" officeooo:rsid="005fd567" fo:background-color="transparent" loext:char-shading-value="0" style:font-name-asian="Times New Roman1" style:font-weight-asian="normal" style:font-name-complex="Times New Roman1" style:font-weight-complex="normal"/>
    </style:style>
    <style:style style:name="T209" style:family="text">
      <style:text-properties fo:color="#000000" style:font-name="Times New Roman1" fo:font-size="14pt" fo:language="ru" fo:country="RU" fo:font-weight="normal" officeooo:rsid="00610e1a" fo:background-color="transparent" loext:char-shading-value="0" style:font-name-asian="Times New Roman1" style:font-weight-asian="normal" style:font-name-complex="Times New Roman1" style:font-weight-complex="normal"/>
    </style:style>
    <style:style style:name="T210" style:family="text">
      <style:text-properties fo:color="#000000" style:font-name="Times New Roman1" fo:font-size="14pt" fo:language="ru" fo:country="RU" fo:font-weight="normal" officeooo:rsid="006155ec" fo:background-color="transparent" loext:char-shading-value="0" style:font-name-asian="Times New Roman1" style:font-weight-asian="normal" style:font-name-complex="Times New Roman1" style:font-weight-complex="normal"/>
    </style:style>
    <style:style style:name="T211" style:family="text">
      <style:text-properties fo:color="#000000" style:font-name="Times New Roman1" fo:font-size="14pt" fo:language="ru" fo:country="RU" fo:font-weight="normal" officeooo:rsid="0061db32" fo:background-color="transparent" loext:char-shading-value="0" style:font-name-asian="Times New Roman1" style:font-weight-asian="normal" style:font-name-complex="Times New Roman1" style:font-weight-complex="normal"/>
    </style:style>
    <style:style style:name="T212" style:family="text">
      <style:text-properties fo:color="#000000" style:font-name="Times New Roman1" fo:font-size="14pt" fo:language="ru" fo:country="RU" fo:font-weight="normal" officeooo:rsid="0062af4d" fo:background-color="transparent" loext:char-shading-value="0" style:font-name-asian="Times New Roman1" style:font-weight-asian="normal" style:font-name-complex="Times New Roman1" style:font-weight-complex="normal"/>
    </style:style>
    <style:style style:name="T213" style:family="text">
      <style:text-properties fo:color="#000000" style:font-name="Times New Roman1" fo:font-size="14pt" fo:language="ru" fo:country="RU" fo:font-weight="normal" officeooo:rsid="0063da2e" fo:background-color="transparent" loext:char-shading-value="0" style:font-name-asian="Times New Roman1" style:font-weight-asian="normal" style:font-name-complex="Times New Roman1" style:font-weight-complex="normal"/>
    </style:style>
    <style:style style:name="T214" style:family="text">
      <style:text-properties fo:color="#000000" style:font-name="Times New Roman1" fo:font-size="14pt" fo:language="ru" fo:country="RU" fo:font-weight="normal" officeooo:rsid="0066fcd0" fo:background-color="transparent" loext:char-shading-value="0" style:font-name-asian="Times New Roman1" style:font-weight-asian="normal" style:font-name-complex="Times New Roman1" style:font-weight-complex="normal"/>
    </style:style>
    <style:style style:name="T215" style:family="text">
      <style:text-properties fo:color="#000000" style:font-name="Times New Roman1" fo:font-size="14pt" fo:language="ru" fo:country="RU" fo:font-weight="normal" officeooo:rsid="00667c6f" fo:background-color="transparent" loext:char-shading-value="0" style:font-name-asian="Times New Roman1" style:font-weight-asian="normal" style:font-name-complex="Times New Roman1" style:font-weight-complex="normal"/>
    </style:style>
    <style:style style:name="T216" style:family="text">
      <style:text-properties fo:color="#000000" style:font-name="Times New Roman1" fo:font-size="14pt" fo:language="ru" fo:country="RU" fo:font-weight="normal" officeooo:rsid="0068e175" fo:background-color="transparent" loext:char-shading-value="0" style:font-name-asian="Times New Roman1" style:font-weight-asian="normal" style:font-name-complex="Times New Roman1" style:font-weight-complex="normal"/>
    </style:style>
    <style:style style:name="T217" style:family="text">
      <style:text-properties fo:color="#000000" style:font-name="Times New Roman1" fo:font-size="14pt" fo:language="ru" fo:country="RU" fo:font-weight="normal" officeooo:rsid="006b360f" fo:background-color="transparent" loext:char-shading-value="0" style:font-name-asian="Times New Roman1" style:font-weight-asian="normal" style:font-name-complex="Times New Roman1" style:font-weight-complex="normal"/>
    </style:style>
    <style:style style:name="T218" style:family="text">
      <style:text-properties fo:color="#000000" style:font-name="Times New Roman1" fo:font-size="14pt" fo:language="ru" fo:country="RU" fo:font-weight="normal" officeooo:rsid="006cf52e" fo:background-color="transparent" loext:char-shading-value="0" style:font-name-asian="Times New Roman1" style:font-weight-asian="normal" style:font-name-complex="Times New Roman1" style:font-weight-complex="normal"/>
    </style:style>
    <style:style style:name="T219" style:family="text">
      <style:text-properties fo:color="#000000" style:font-name="Times New Roman1" fo:font-size="14pt" fo:language="ru" fo:country="RU" fo:font-weight="normal" officeooo:rsid="006da348" fo:background-color="transparent" loext:char-shading-value="0" style:font-name-asian="Times New Roman1" style:font-weight-asian="normal" style:font-name-complex="Times New Roman1" style:font-weight-complex="normal"/>
    </style:style>
    <style:style style:name="T220" style:family="text">
      <style:text-properties fo:color="#000000" style:font-name="Times New Roman1" fo:font-size="14pt" fo:language="ru" fo:country="RU" fo:font-weight="normal" officeooo:rsid="007517b2" fo:background-color="transparent" loext:char-shading-value="0" style:font-name-asian="Times New Roman1" style:font-weight-asian="normal" style:font-name-complex="Times New Roman1" style:font-weight-complex="normal"/>
    </style:style>
    <style:style style:name="T221" style:family="text">
      <style:text-properties fo:color="#000000" style:font-name="Times New Roman1" fo:font-size="14pt" fo:language="ru" fo:country="RU" fo:font-weight="normal" officeooo:rsid="0075d87b" fo:background-color="transparent" loext:char-shading-value="0" style:font-name-asian="Times New Roman1" style:font-weight-asian="normal" style:font-name-complex="Times New Roman1" style:font-weight-complex="normal"/>
    </style:style>
    <style:style style:name="T222" style:family="text">
      <style:text-properties fo:color="#000000" style:font-name="Times New Roman1" fo:font-size="14pt" fo:language="ru" fo:country="RU" fo:font-weight="normal" officeooo:rsid="00761819" fo:background-color="transparent" loext:char-shading-value="0" style:font-name-asian="Times New Roman1" style:font-weight-asian="normal" style:font-name-complex="Times New Roman1" style:font-weight-complex="normal"/>
    </style:style>
    <style:style style:name="T223" style:family="text">
      <style:text-properties fo:color="#000000" style:font-name="Times New Roman1" fo:font-size="14pt" fo:language="ru" fo:country="RU" fo:font-weight="normal" officeooo:rsid="0077026c" fo:background-color="transparent" loext:char-shading-value="0" style:font-name-asian="Times New Roman1" style:font-weight-asian="normal" style:font-name-complex="Times New Roman1" style:font-weight-complex="normal"/>
    </style:style>
    <style:style style:name="T224" style:family="text">
      <style:text-properties fo:color="#000000" style:font-name="Times New Roman1" fo:font-size="14pt" fo:language="ru" fo:country="RU" fo:font-weight="normal" officeooo:rsid="0078aa44" fo:background-color="transparent" loext:char-shading-value="0" style:font-name-asian="Times New Roman1" style:font-weight-asian="normal" style:font-name-complex="Times New Roman1" style:font-weight-complex="normal"/>
    </style:style>
    <style:style style:name="T225" style:family="text">
      <style:text-properties fo:color="#000000" style:font-name="Times New Roman1" fo:font-size="14pt" fo:language="ru" fo:country="RU" fo:font-weight="normal" officeooo:rsid="0079bcc4" fo:background-color="transparent" loext:char-shading-value="0" style:font-name-asian="Times New Roman1" style:font-weight-asian="normal" style:font-name-complex="Times New Roman1" style:font-weight-complex="normal"/>
    </style:style>
    <style:style style:name="T226" style:family="text">
      <style:text-properties fo:color="#000000" style:font-name="Times New Roman1" fo:font-size="14pt" fo:language="ru" fo:country="RU" fo:font-weight="normal" officeooo:rsid="0079fc74" fo:background-color="transparent" loext:char-shading-value="0" style:font-name-asian="Times New Roman1" style:font-weight-asian="normal" style:font-name-complex="Times New Roman1" style:font-weight-complex="normal"/>
    </style:style>
    <style:style style:name="T227" style:family="text">
      <style:text-properties fo:color="#000000" style:font-name="Times New Roman1" fo:font-size="14pt" fo:language="ru" fo:country="RU" fo:font-weight="normal" officeooo:rsid="007d4212" fo:background-color="transparent" loext:char-shading-value="0" style:font-name-asian="Times New Roman1" style:font-weight-asian="normal" style:font-name-complex="Times New Roman1" style:font-weight-complex="normal"/>
    </style:style>
    <style:style style:name="T228" style:family="text">
      <style:text-properties fo:color="#000000" style:font-name="Times New Roman1" fo:font-size="14pt" fo:language="ru" fo:country="RU" fo:font-weight="normal" officeooo:rsid="007e286a" fo:background-color="transparent" loext:char-shading-value="0" style:font-name-asian="Times New Roman1" style:font-weight-asian="normal" style:font-name-complex="Times New Roman1" style:font-weight-complex="normal"/>
    </style:style>
    <style:style style:name="T229" style:family="text">
      <style:text-properties fo:color="#000000" style:font-name="Times New Roman1" fo:font-size="14pt" fo:language="ru" fo:country="RU" fo:font-weight="normal" officeooo:rsid="007e7141" fo:background-color="transparent" loext:char-shading-value="0" style:font-name-asian="Times New Roman1" style:font-weight-asian="normal" style:font-name-complex="Times New Roman1" style:font-weight-complex="normal"/>
    </style:style>
    <style:style style:name="T230" style:family="text">
      <style:text-properties fo:color="#000000" style:font-name="Times New Roman1" fo:font-size="14pt" fo:language="ru" fo:country="RU" fo:font-weight="normal" officeooo:rsid="00801171" fo:background-color="transparent" loext:char-shading-value="0" style:font-name-asian="Times New Roman1" style:font-weight-asian="normal" style:font-name-complex="Times New Roman1" style:font-weight-complex="normal"/>
    </style:style>
    <style:style style:name="T231" style:family="text">
      <style:text-properties fo:color="#000000" style:font-name="Times New Roman1" fo:font-size="14pt" fo:language="ru" fo:country="RU" fo:font-weight="normal" officeooo:rsid="0081d88c" fo:background-color="transparent" loext:char-shading-value="0" style:font-name-asian="Times New Roman1" style:font-weight-asian="normal" style:font-name-complex="Times New Roman1" style:font-weight-complex="normal"/>
    </style:style>
    <style:style style:name="T232" style:family="text">
      <style:text-properties fo:color="#000000" style:font-name="Times New Roman1" fo:font-size="14pt" fo:language="ru" fo:country="RU" fo:font-weight="normal" officeooo:rsid="0082f3e9" fo:background-color="transparent" loext:char-shading-value="0" style:font-name-asian="Times New Roman1" style:font-weight-asian="normal" style:font-name-complex="Times New Roman1" style:font-weight-complex="normal"/>
    </style:style>
    <style:style style:name="T233" style:family="text">
      <style:text-properties fo:color="#000000" style:font-name="Times New Roman1" fo:font-size="14pt" fo:language="ru" fo:country="RU" fo:font-weight="normal" officeooo:rsid="00838bb4" fo:background-color="transparent" loext:char-shading-value="0" style:font-name-asian="Times New Roman1" style:font-weight-asian="normal" style:font-name-complex="Times New Roman1" style:font-weight-complex="normal"/>
    </style:style>
    <style:style style:name="T234" style:family="text">
      <style:text-properties fo:color="#000000" style:font-name="Times New Roman1" fo:font-size="14pt" fo:language="ru" fo:country="RU" fo:font-weight="normal" officeooo:rsid="0084aa5f" fo:background-color="transparent" loext:char-shading-value="0" style:font-name-asian="Times New Roman1" style:font-weight-asian="normal" style:font-name-complex="Times New Roman1" style:font-weight-complex="normal"/>
    </style:style>
    <style:style style:name="T235" style:family="text">
      <style:text-properties fo:color="#000000" style:font-name="Times New Roman1" fo:font-size="14pt" fo:language="ru" fo:country="RU" fo:font-weight="normal" officeooo:rsid="0084dfb4" fo:background-color="transparent" loext:char-shading-value="0" style:font-name-asian="Times New Roman1" style:font-weight-asian="normal" style:font-name-complex="Times New Roman1" style:font-weight-complex="normal"/>
    </style:style>
    <style:style style:name="T236" style:family="text">
      <style:text-properties fo:color="#000000" style:font-name="Times New Roman1" fo:font-size="14pt" fo:language="ru" fo:country="RU" fo:font-weight="normal" officeooo:rsid="0087d941" fo:background-color="transparent" loext:char-shading-value="0" style:font-name-asian="Times New Roman1" style:font-weight-asian="normal" style:font-name-complex="Times New Roman1" style:font-weight-complex="normal"/>
    </style:style>
    <style:style style:name="T237" style:family="text">
      <style:text-properties fo:color="#000000" style:font-name="Times New Roman1" fo:font-size="14pt" fo:language="ru" fo:country="RU" fo:font-weight="normal" officeooo:rsid="0089828d" fo:background-color="transparent" loext:char-shading-value="0" style:font-name-asian="Times New Roman1" style:font-weight-asian="normal" style:font-name-complex="Times New Roman1" style:font-weight-complex="normal"/>
    </style:style>
    <style:style style:name="T238" style:family="text">
      <style:text-properties fo:color="#000000" style:font-name="Times New Roman1" fo:font-size="14pt" fo:language="ru" fo:country="RU" fo:font-weight="normal" officeooo:rsid="008a5f59" fo:background-color="transparent" loext:char-shading-value="0" style:font-name-asian="Times New Roman1" style:font-weight-asian="normal" style:font-name-complex="Times New Roman1" style:font-weight-complex="normal"/>
    </style:style>
    <style:style style:name="T239" style:family="text">
      <style:text-properties fo:color="#000000" style:font-name="Times New Roman1" fo:font-size="14pt" fo:language="ru" fo:country="RU" fo:font-weight="normal" officeooo:rsid="00870387" fo:background-color="transparent" loext:char-shading-value="0" style:font-name-asian="Times New Roman1" style:font-weight-asian="normal" style:font-name-complex="Times New Roman1" style:font-weight-complex="normal"/>
    </style:style>
    <style:style style:name="T240" style:family="text">
      <style:text-properties fo:color="#000000" style:font-name="Times New Roman1" fo:font-size="14pt" fo:language="ru" fo:country="RU" fo:font-weight="normal" officeooo:rsid="008bbc00" fo:background-color="transparent" loext:char-shading-value="0" style:font-name-asian="Times New Roman1" style:font-weight-asian="normal" style:font-name-complex="Times New Roman1" style:font-weight-complex="normal"/>
    </style:style>
    <style:style style:name="T241" style:family="text">
      <style:text-properties fo:color="#000000" style:font-name="Times New Roman1" fo:font-size="14pt" fo:language="ru" fo:country="RU" fo:font-weight="normal" officeooo:rsid="008cff6f" fo:background-color="transparent" loext:char-shading-value="0" style:font-name-asian="Times New Roman1" style:font-weight-asian="normal" style:font-name-complex="Times New Roman1" style:font-weight-complex="normal"/>
    </style:style>
    <style:style style:name="T242" style:family="text">
      <style:text-properties fo:color="#000000" style:font-name="Times New Roman1" fo:font-size="14pt" fo:language="ru" fo:country="RU" fo:font-weight="normal" officeooo:rsid="008e7c34" fo:background-color="transparent" loext:char-shading-value="0" style:font-name-asian="Times New Roman1" style:font-weight-asian="normal" style:font-name-complex="Times New Roman1" style:font-weight-complex="normal"/>
    </style:style>
    <style:style style:name="T243" style:family="text">
      <style:text-properties fo:color="#000000" style:font-name="Times New Roman1" fo:font-size="14pt" fo:language="ru" fo:country="RU" fo:font-weight="normal" officeooo:rsid="008e9999" fo:background-color="transparent" loext:char-shading-value="0" style:font-name-asian="Times New Roman1" style:font-weight-asian="normal" style:font-name-complex="Times New Roman1" style:font-weight-complex="normal"/>
    </style:style>
    <style:style style:name="T244" style:family="text">
      <style:text-properties fo:color="#000000" style:font-name="Times New Roman1" fo:font-size="14pt" fo:language="ru" fo:country="RU" fo:font-weight="normal" officeooo:rsid="008fb556" fo:background-color="transparent" loext:char-shading-value="0" style:font-name-asian="Times New Roman1" style:font-weight-asian="normal" style:font-name-complex="Times New Roman1" style:font-weight-complex="normal"/>
    </style:style>
    <style:style style:name="T245" style:family="text">
      <style:text-properties fo:color="#000000" style:font-name="Times New Roman1" fo:font-size="14pt" fo:language="ru" fo:country="RU" fo:font-weight="normal" officeooo:rsid="009068a9" fo:background-color="transparent" loext:char-shading-value="0" style:font-name-asian="Times New Roman1" style:font-weight-asian="normal" style:font-name-complex="Times New Roman1" style:font-weight-complex="normal"/>
    </style:style>
    <style:style style:name="T246" style:family="text">
      <style:text-properties fo:color="#000000" style:font-name="Times New Roman1" fo:font-size="14pt" fo:language="ru" fo:country="RU" fo:font-weight="normal" officeooo:rsid="008f5655" fo:background-color="transparent" loext:char-shading-value="0" style:font-name-asian="Times New Roman1" style:font-weight-asian="normal" style:font-name-complex="Times New Roman1" style:font-weight-complex="normal"/>
    </style:style>
    <style:style style:name="T247" style:family="text">
      <style:text-properties fo:color="#000000" style:font-name="Times New Roman1" fo:font-size="14pt" fo:language="ru" fo:country="RU" fo:font-weight="normal" officeooo:rsid="0090de62" fo:background-color="transparent" loext:char-shading-value="0" style:font-name-asian="Times New Roman1" style:font-weight-asian="normal" style:font-name-complex="Times New Roman1" style:font-weight-complex="normal"/>
    </style:style>
    <style:style style:name="T248" style:family="text">
      <style:text-properties fo:color="#000000" style:font-name="Times New Roman1" fo:font-size="14pt" fo:language="ru" fo:country="RU" fo:font-weight="normal" officeooo:rsid="0091466a" fo:background-color="transparent" loext:char-shading-value="0" style:font-name-asian="Times New Roman1" style:font-weight-asian="normal" style:font-name-complex="Times New Roman1" style:font-weight-complex="normal"/>
    </style:style>
    <style:style style:name="T249" style:family="text">
      <style:text-properties fo:color="#000000" style:font-name="Times New Roman1" fo:font-size="14pt" fo:language="ru" fo:country="RU" fo:font-weight="normal" officeooo:rsid="0091d3cc" fo:background-color="transparent" loext:char-shading-value="0" style:font-name-asian="Times New Roman1" style:font-weight-asian="normal" style:font-name-complex="Times New Roman1" style:font-weight-complex="normal"/>
    </style:style>
    <style:style style:name="T250" style:family="text">
      <style:text-properties fo:color="#000000" style:font-name="Times New Roman1" fo:font-size="14pt" fo:language="ru" fo:country="RU" fo:font-weight="normal" officeooo:rsid="00932d52" fo:background-color="transparent" loext:char-shading-value="0" style:font-name-asian="Times New Roman1" style:font-weight-asian="normal" style:font-name-complex="Times New Roman1" style:font-weight-complex="normal"/>
    </style:style>
    <style:style style:name="T251" style:family="text">
      <style:text-properties fo:color="#000000" style:font-name="Times New Roman1" fo:font-size="14pt" fo:language="ru" fo:country="RU" fo:font-weight="normal" officeooo:rsid="00940796" fo:background-color="transparent" loext:char-shading-value="0" style:font-name-asian="Times New Roman1" style:font-weight-asian="normal" style:font-name-complex="Times New Roman1" style:font-weight-complex="normal"/>
    </style:style>
    <style:style style:name="T252" style:family="text">
      <style:text-properties fo:color="#000000" style:font-name="Liberation Serif" fo:font-size="10pt" fo:language="ru" fo:country="RU" officeooo:rsid="0053a25f" style:font-name-asian="Times New Roman1" style:font-size-asian="10pt" style:font-name-complex="Liberation Serif" style:font-size-complex="10pt"/>
    </style:style>
    <style:style style:name="T253" style:family="text">
      <style:text-properties fo:color="#000000" style:font-name="Liberation Serif" fo:font-size="10pt" fo:language="en" fo:country="US" officeooo:rsid="0053a25f" style:font-name-asian="Times New Roman1" style:font-size-asian="10pt" style:font-name-complex="Liberation Serif" style:font-size-complex="10pt"/>
    </style:style>
    <style:style style:name="T254" style:family="text">
      <style:text-properties fo:color="#000000" style:font-name="Liberation Serif" fo:font-size="10pt" fo:language="en" fo:country="US" officeooo:rsid="0051ee20" style:font-name-asian="Times New Roman1" style:font-size-asian="10pt" style:font-name-complex="Liberation Serif" style:font-size-complex="10pt"/>
    </style:style>
    <style:style style:name="T255" style:family="text">
      <style:text-properties fo:color="#000000" style:font-name="Times New Roman" fo:font-size="14pt" fo:language="en" fo:country="US"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256" style:family="text">
      <style:text-properties officeooo:rsid="0015ddd6"/>
    </style:style>
    <style:style style:name="T257" style:family="text">
      <style:text-properties fo:language="en" fo:country="US" officeooo:rsid="0051ee20"/>
    </style:style>
    <style:style style:name="T258" style:family="text">
      <style:text-properties officeooo:rsid="0051ee20"/>
    </style:style>
    <style:style style:name="T259" style:family="text">
      <style:text-properties officeooo:rsid="0053a25f"/>
    </style:style>
    <style:style style:name="T260" style:family="text">
      <style:text-properties officeooo:rsid="00692511"/>
    </style:style>
    <style:style style:name="T261" style:family="text">
      <style:text-properties officeooo:rsid="006a74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3" table:style-name="Таблица3">
        <table:table-column table:style-name="Таблица3.A" table:number-columns-repeated="2"/>
        <table:table-row table:style-name="Таблица3.1">
          <table:table-cell table:style-name="Таблица3.A1" office:value-type="string">
            <text:p text:style-name="P5">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p>
            <text:p text:style-name="P5"/>
            <text:p text:style-name="P5"/>
            <text:p text:style-name="P5"/>
            <text:p text:style-name="P5">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p>
            <text:p text:style-name="P5"><text:soft-page-break/></text:p>
            <text:p text:style-name="P5"/>
            <text:p text:style-name="P5"/>
            <text:p text:style-name="P5"/>
            <text:p text:style-name="P5"/>
            <text:p text:style-name="P5">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p>
            <text:p text:style-name="P5"/>
            <text:p text:style-name="P5"/>
            <text:p text:style-name="P5"/>
            <text:p text:style-name="P9"/>
            <text:p text:style-name="P9">Development of computer science</text:p>
            <text:p text:style-name="P5">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p>
            <text:p text:style-name="P15"><text:span text:style-name="T127">Mathematics is the source of two key concepts in the </text:span><text:soft-page-break/><text:span text:style-name="T127">development of the computer—the idea that all information can be represented as sequences of zeros 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5"/>
            <text:p text:style-name="P5"/>
            <text:p text:style-name="P5"/>
            <text:p text:style-name="P5">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p>
            <text:p text:style-name="P5"/>
            <text:p text:style-name="P5"/>
            <text:p text:style-name="P5">Management information systems, originally called data processing systems, provided early ideas from which various computer science concepts such as sorting, searching, databases, information retrieval, and graphical user interfaces evolved. Large <text:soft-page-break/>corporations housed computers that stored information that was central to the activities of running a business—payroll, accounting, inventory management, production control, shipping, and receiving.</text:p>
            <text:p text:style-name="P5"/>
            <text:p text:style-name="P5"/>
            <text:p text:style-name="P5"/>
            <text:p text:style-name="P5">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p>
            <text:p text:style-name="P5"/>
            <text:p text:style-name="P5"/>
            <text:p text:style-name="P5">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text:soft-page-break/>program, known as an assembler, translated these symbolic programs into an equivalent binary program whose steps the computer could carry out, or “execute.”</text:p>
            <text:p text:style-name="P5"/>
            <text:p text:style-name="P5"/>
            <text:p text:style-name="P5"/>
            <text:p text:style-name="P5"/>
            <text:p text:style-name="P5">Other system software elements known as linking loaders were developed to combine pieces of assembled code and load them into the computer’s memory, where they could be executed. The concept of linking separate pieces of code was important, since it allowed “libraries” of programs for carrying out common tasks to be reused. This was a first step in the development of the computer science field called software engineering.</text:p>
            <text:p text:style-name="P5"/>
            <text:p text:style-name="P5"/>
            <text:p text:style-name="P5">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text:soft-page-break/>programming languages.</text:p>
            <text:p text:style-name="P5"/>
            <text:p text:style-name="P5"/>
            <text:p text:style-name="P5"/>
            <text:p text:style-name="P5">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p>
            <text:p text:style-name="P5"/>
            <text:p text:style-name="P5"/>
            <text:p text:style-name="P5">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p>
            <text:p text:style-name="P7"/>
            <text:p text:style-name="P7"/>
            <text:p text:style-name="P7"/>
            <text:p text:style-name="P7"><text:soft-page-break/></text:p>
            <text:p text:style-name="P7">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p>
            <text:p text:style-name="P7"/>
            <text:p text:style-name="P7"/>
            <text:p text:style-name="P7"/>
            <text:p text:style-name="P7">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p>
            <text:p text:style-name="P7"/>
            <text:p text:style-name="P7"/>
            <text:p text:style-name="P7"/>
            <text:p text:style-name="P7"><text:soft-page-break/>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p>
            <text:p text:style-name="P7"/>
            <text:p text:style-name="P7"/>
            <text:p text:style-name="P7"/>
            <text:p text:style-name="P7"/>
            <text:p text:style-name="P19">In the 1960s the invention of <text:bookmark text:name="ref384058"/>magnetic disk storage provided rapid access to data located at an arbitrary place on the disk. This invention led not only to more cleverly designed file systems but also to the development of database and information retrieval systems, which later became essential for storing, retrieving, and transmitting large amounts and wide varieties of data across the Internet. This field of computer science is known as information management.</text:p>
            <text:p text:style-name="P19"/>
            <text:p text:style-name="P19"/>
            <text:p text:style-name="P21"><text:span text:style-name="T255">Another long-term goal of computer science research is the creation of computing machines and robotic devices that can carry </text:span><text:soft-page-break/><text:span text:style-name="T255">out tasks that are typically thought of as requiring human intelligence. Such tasks include moving, seeing, hearing, speaking, understanding natural language, thinking, and even exhibiting human emotions. The computer science field of intelligent systems, originally known as </text:span><text:bookmark text:name="ref1278038"/><text:span text:style-name="T255">artificial intelligence (AI), actually predates the first electronic computers in the 1940s, although the term </text:span><text:span text:style-name="Emphasis"><text:span text:style-name="T255">artificial intelligence</text:span></text:span><text:span text:style-name="T255"> was not coined until 1956.</text:span></text:p>
            <text:p text:style-name="P22"><text:span text:style-name="T255"/></text:p>
            <text:p text:style-name="P22"><text:span text:style-name="T255"/></text:p>
            <text:p text:style-name="P20">Three developments in computing in the early part of the 21st century—mobile computing, <text:bookmark text:name="ref954105"/>client-server computing, and computer hacking—contributed to the emergence of three new fields in computer science: platform-based development, parallel and distributed computing, and security and information assurance. Platform-based development is the study of the special needs of mobile devices, their operating systems, and their applications. Parallel and distributed computing concerns the development of architectures and programming languages that support the development of algorithms whose components can run simultaneously and asynchronously (rather than sequentially), in order to make better use of time and space. Security and information assurance deals with the design of computing systems and software that protects the integrity and security of data, as well as the privacy of individuals who are characterized by that data.</text:p>
          </table:table-cell>
          <table:table-cell table:style-name="Таблица3.B1" office:value-type="string">
            <text:p text:style-name="P17"><text:span text:style-name="T135">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50">Информатика б</text:span><text:span text:style-name="T151">ерет некоторые из своих основ из математики и техники и, следовательно, </text:span><text:span text:style-name="T152">включает</text:span><text:span text:style-name="T151"> в себя методы из таких областей, как теория </text:span><text:span text:style-name="T152">очередей</text:span><text:span text:style-name="T151">, </text:span><text:span text:style-name="T152">теория в</text:span><text:span text:style-name="T151">ероятност</text:span><text:span text:style-name="T152">и</text:span><text:span text:style-name="T151"> и статистика, а также проектирование электронных схем. </text:span><text:span text:style-name="T153">Информатика также применяет интенсивное использование проверок предположений и экспер</text:span><text:span text:style-name="T144">и</text:span><text:span text:style-name="T153">ментирование вовремя концептуализации, проектирования, измерения и улучшения новых алгоритмов, информационных структур и </text:span><text:span text:style-name="T144">компьютерных архитектур.</text:span></text:p>
            <text:p text:style-name="P10"><text:span text:style-name="T136">Информатика рассматривается как часть семейства из пяти раздельных, но взаимосвязанных дисциплин: </text:span><text:span text:style-name="T137">компьютерная техника, </text:span><text:span text:style-name="T138">информатика, информационные системы, информационные технологии и разработка программного обеспечения. </text:span><text:span text:style-name="T139">Это семейство стало известным под общим названием как </text:span><text:span text:style-name="T141">вычислительная техника</text:span><text:span text:style-name="T139">. </text:span><text:span text:style-name="T140">Эти пять дисциплин взаимосвязаны в смысле, что </text:span><text:span text:style-name="T141">вычислительная техника</text:span><text:span text:style-name="T140"> — это объект их изучения, но они разделены, так как каждая имеет свой соб</text:span><text:span text:style-name="T141">ственную перспективу исследований и учебную направленность. </text:span><text:span text:style-name="T142">(С 1991 года Ассоциация вычислительной техники [ACM], </text:span><text:span text:style-name="T143">компьютерное </text:span><text:span text:style-name="T142">сообщество Институт</text:span><text:span text:style-name="T143">а</text:span><text:span text:style-name="T142"> инженеров электротехники и электроники </text:span><text:span text:style-name="T155">[IEEE-CS] </text:span><text:span text:style-name="T154">и ассоциация Информационных систем [</text:span><text:span text:style-name="T128">AIS</text:span><text:span text:style-name="T154">] </text:span><text:span text:style-name="T156">сотруднича</text:span><text:span text:style-name="T159">ют</text:span><text:span text:style-name="T156">, </text:span><text:soft-page-break/><text:span text:style-name="T158">чтобы развивать и</text:span><text:span text:style-name="T156"> обновл</text:span><text:span text:style-name="T158">ять</text:span><text:span text:style-name="T156"> </text:span><text:span text:style-name="T157">систематик</text:span><text:span text:style-name="T158">у</text:span><text:span text:style-name="T156"> этих пяти взаимосвязанных дисциплин </text:span><text:span text:style-name="T158">и методические рекомендации, которые используют учебные заведения по всему миру для </text:span><text:span text:style-name="T159">своих программ бакалавриата, магистратуры и исследовательских программ.)</text:span></text:p>
            <text:p text:style-name="P10"><text:span text:style-name="T144">О</text:span><text:span text:style-name="T145">сновные подразделы информатики включают традиционное изучение компьютерной архитектуры, языков программирования и разработки программного обеспечения. Однако, они также включают вычислительную науку (использование алгоритмических техник для моделирования научных данных</text:span><text:span text:style-name="T146">)</text:span><text:span text:style-name="T145">, графику и визуализацию, взаимодействие человека с компьютером, базы данных и информационные системы, компьютерные сети, </text:span><text:span text:style-name="T146">а также социальные и профессиональные проблемы, которые уникальны в практике информатики. </text:span><text:span text:style-name="T147">Как может быть очевидно, некоторые из этих подразделов </text:span><text:span text:style-name="T148">совпадают</text:span><text:span text:style-name="T147"> с другими современными областями, такими как биоинформатика и вычислительная химия. Эти </text:span><text:span text:style-name="T148">совпадения</text:span><text:span text:style-name="T147"> </text:span><text:span text:style-name="T149">являются последствием тенденции среди ученых-информатиков распознавать и действовать на многих междисциплинарных связях в своей области.</text:span></text:p>
            <text:p text:style-name="P8"/>
            <text:p text:style-name="P16"><text:span text:style-name="T256">Р</text:span>азвитие информатики</text:p>
            <text:p text:style-name="P10"><text:span text:style-name="T161">Информатика возникла как независимая дисциплина в ранних шестидесятых</text:span><text:span text:style-name="T161"><text:note text:id="ftn1" text:note-class="footnote"><text:note-citation>1</text:note-citation><text:note-body><text:p text:style-name="P4">Имеется ввиду начало 60-х годов XX века.</text:p></text:note-body></text:note></text:span><text:span text:style-name="T161">, </text:span><text:span text:style-name="T162">несмотря на то, что </text:span><text:span text:style-name="T163">электронно-цифров</text:span><text:span text:style-name="T164">ой</text:span><text:span text:style-name="T163"> компьютер, являющиеся объектом </text:span><text:span text:style-name="T164">ее</text:span><text:span text:style-name="T163"> изучения, был изобретен </text:span><text:span text:style-name="T164">примерно</text:span><text:span text:style-name="T163"> два десятилетия ранее. Кор</text:span><text:span text:style-name="T164">ни</text:span><text:span text:style-name="T163"> информатики леж</text:span><text:span text:style-name="T164">а</text:span><text:span text:style-name="T163">т </text:span><text:span text:style-name="T164">прежде всего</text:span><text:span text:style-name="T163"> в смежных областях математики, электро</text:span><text:span text:style-name="T170">техники</text:span><text:span text:style-name="T163">, физики и информационных систем управления.</text:span></text:p>
            <text:p text:style-name="P10"><text:span text:style-name="T163">М</text:span><text:span text:style-name="T160">атематика является источником двух ключевых </text:span><text:soft-page-break/><text:span text:style-name="T160">концепций в развитии компьютеров <text:s/>- идея того, что вся информация может быть представлена как последовательность нулей и единиц и абстрактное понятие «сохраненная программа». В двоичной системе счисления числа представлены как последовательность двоичных </text:span><text:span text:style-name="T165">цифр</text:span><text:span text:style-name="T160"> 0 и 1 </text:span><text:span text:style-name="T165">тем же самым способом, как числа в знакомой десятичной системе представлены с использованием цифр от 0 до 9. </text:span><text:span text:style-name="T166">Относительная простота, с которой два состояния (</text:span><text:span text:style-name="T167">к примеру, высокое и низкое напряжение) мо</text:span><text:span text:style-name="T168">гу</text:span><text:span text:style-name="T167">т быть реализован</text:span><text:span text:style-name="T168">ы</text:span><text:span text:style-name="T167"> в электрических и электронных устройствах, </text:span><text:span text:style-name="T168">привела естественн</text:span><text:span text:style-name="T169">ым образом</text:span><text:span text:style-name="T168"> к двоичной цифре или биту, </text:span><text:span text:style-name="T169">который </text:span><text:span text:style-name="T168">ста</text:span><text:span text:style-name="T169">л</text:span><text:span text:style-name="T168"> </text:span><text:span text:style-name="T169">основной единицей</text:span><text:span text:style-name="T168"> </text:span><text:span text:style-name="T169">хранения</text:span><text:span text:style-name="T168"> и передачи данных в компьютерной системе.</text:span></text:p>
            <text:p text:style-name="P10"><text:span text:style-name="T168">Э</text:span><text:span text:style-name="T170">лектротехника обеспечивает основы проектирования схем, а именно </text:span><text:span text:style-name="T171">иде</text:span><text:span text:style-name="T172">ю</text:span><text:span text:style-name="T171"> о том, что электрические импульсы, поданые на вход схемы, мо</text:span><text:span text:style-name="T172">жно</text:span><text:span text:style-name="T171"> скомбинирова</text:span><text:span text:style-name="T172">ть</text:span><text:span text:style-name="T171">, используя булеву алгебру, для производства произвольных <text:s/>импульсов на выходе. </text:span><text:span text:style-name="T172">(Булева алгебра, развитая в 19 веке, предоставила формализм для конструирования схем с двоичными входными значениями из нулей и единиц [ложь или истина, соответственно, в терминологии логики], </text:span><text:span text:style-name="T173"><text:s/>для получения любой желаемой комбинации нулей и единиц на выходе</text:span><text:span text:style-name="T172">.</text:span><text:span text:style-name="T173">) Изобретение транзистора и мини</text:span><text:span text:style-name="T174">атюри</text:span><text:span text:style-name="T173">зация схем </text:span><text:span text:style-name="T174">вместе с изобретением электронных, магнитных и оптических носителей для хранения и передачи информации </text:span><text:span text:style-name="T175">стали результатом достижений электротехники и физики.</text:span></text:p>
            <text:p text:style-name="P10"><text:span text:style-name="T176"><text:s/>Информационны</text:span><text:span text:style-name="T179">е</text:span><text:span text:style-name="T176"> систем</text:span><text:span text:style-name="T179">ы</text:span><text:span text:style-name="T176"> </text:span><text:span text:style-name="T175">у</text:span><text:span text:style-name="T176">правлени</text:span><text:span text:style-name="T179">я</text:span><text:span text:style-name="T176">, изначально названн</text:span><text:span text:style-name="T179">ые</text:span><text:span text:style-name="T176"> как системы обработки данных, </text:span><text:span text:style-name="T179">предоставили</text:span><text:span text:style-name="T176"> </text:span><text:span text:style-name="T177">ранние идеи, из которых </text:span><text:span text:style-name="T179">были развиты</text:span><text:span text:style-name="T177"> различные концепции информатики, такие как сортировка, поиск, базы данных, </text:span><text:span text:style-name="T178">поиск </text:span><text:soft-page-break/><text:span text:style-name="T178">информации и графический интерфейс пользователя. В крупных корпорациях размещались компьютеры, на которых хранилась информация, имеющая центральное значение для ведения бизнеса — </text:span><text:span text:style-name="T180">платежн</text:span><text:span text:style-name="T192">ые</text:span><text:span text:style-name="T180"> ведомост</text:span><text:span text:style-name="T192">и</text:span><text:span text:style-name="T178">, бухгалтерского учета, управления запасами, производственного контроля, </text:span><text:span text:style-name="T180">доставки</text:span><text:span text:style-name="T178"> и получения.</text:span></text:p>
            <text:p text:style-name="P10"><text:span text:style-name="T178">Т</text:span><text:span text:style-name="T183">еоретическая работа по вычисляемости, которая началась в 1930-х, </text:span><text:span text:style-name="T181">обеспечили необходимое продвижение этих достижений для проектирования <text:s/>целых машин; </text:span><text:span text:style-name="T182">ключевым событием стало в 1936 году описание «Машины Тьюринга» (теоретической вычислительной модел</text:span><text:span text:style-name="T185">и</text:span><text:span text:style-name="T182">, </text:span><text:span text:style-name="T184">которая выполняет инструкции, представленные как серия нулей и единиц) британским математиком Аланом Тьюрингом и его доказательство вычислительной мощности модели. </text:span><text:span text:style-name="T186">Еще одним прорывом была концепция </text:span><text:span text:style-name="T187">компьютера с хранимой программой</text:span><text:span text:style-name="T187"><text:note text:id="ftn2" text:note-class="footnote"><text:note-citation>2</text:note-citation><text:note-body><text:p text:style-name="P2">Архитектура фон Неймана - широко известный принцип совместного хранения команд и данных в памяти компьютера.</text:p></text:note-body></text:note></text:span><text:span text:style-name="T187">, </text:span><text:span text:style-name="T188">которую обычно приписывают венгеро-американскому математику Джону фон Нейману. </text:span><text:span text:style-name="T189">Это изначальные области информатики, которые позже стали известны как архитектура и организация.</text:span></text:p>
            <text:p text:style-name="P10"><text:span text:style-name="T189">В </text:span><text:span text:style-name="T190">1950-х большинство компьютерных пользователей работало либо в исследовательских научных лабораториях, либо в больших корпорациях. Первая группа использова</text:span><text:span text:style-name="T191">ла</text:span><text:span text:style-name="T190"> компьютеры, </text:span><text:span text:style-name="T193">с целью</text:span><text:span text:style-name="T190"> помочь произвести сложные математические вычисления (к примеру, траектории ракет), </text:span><text:span text:style-name="T191">пока другая группа использовала компьютеры для управления </text:span><text:span text:style-name="T192">большими объемами корпоративных данных </text:span><text:span text:style-name="T190">(к примеру, </text:span><text:span text:style-name="T180">платежн</text:span><text:span text:style-name="T192">ые</text:span><text:span text:style-name="T180"> ведомост</text:span><text:span text:style-name="T192">и и инвентаризационные описи</text:span><text:span text:style-name="T190">). </text:span><text:span text:style-name="T193">Обе группы быстро </text:span><text:span text:style-name="T195">усвоили</text:span><text:span text:style-name="T193">, что написание программ на машинном языке нулей и единиц не </text:span><text:span text:style-name="T194">было</text:span><text:span text:style-name="T193"> практичн</text:span><text:span text:style-name="T194">ым</text:span><text:span text:style-name="T193"> или </text:span><text:span text:style-name="T194">надежным. Это </text:span><text:soft-page-break/><text:span text:style-name="T195">открытие привело к развитию языка сборки, </text:span><text:span text:style-name="T196">который позволил программистам использовать символы для написания инструкций (например, </text:span><text:span text:style-name="T129">ADD</text:span><text:span text:style-name="T196"> для добавления) и переменных (например, Х). </text:span><text:span text:style-name="T197">Еще одна программа, известная как ассемблер, переводила эти символические программы в эквивалентн</text:span><text:span text:style-name="T198">ую</text:span><text:span text:style-name="T197"> </text:span><text:span text:style-name="T198">двоичную</text:span><text:span text:style-name="T197"> прог</text:span><text:span text:style-name="T198">рамму, чьи шаги компьютер мог бы выполнить или «исполнить</text:span><text:span text:style-name="T198"><text:note text:id="ftn3" text:note-class="footnote"><text:note-citation>3</text:note-citation><text:note-body><text:p text:style-name="P3"><text:span text:style-name="T258">В оригинале </text:span><text:span text:style-name="T257">execute</text:span><text:span text:style-name="T258"> — </text:span><text:span text:style-name="T259">в семействе Windows большинство файл</text:span><text:span text:style-name="T252">ов программ (исполняемых файлов) имеют расширение </text:span><text:span text:style-name="T253">exe</text:span><text:span text:style-name="T252">, сокращение от </text:span><text:span text:style-name="T254">execute.</text:span></text:p></text:note-body></text:note></text:span><text:span text:style-name="T198">».</text:span></text:p>
            <text:p text:style-name="P10"><text:span text:style-name="T199">Другими элементами системы программного обеспечения, известные как связывающие загрузчики, были разработаны для комбинирования частей собранного кода и загрузки их в память компьютера, где они могли бы выполняться. </text:span><text:span text:style-name="T200">Концепция связывания различных частей кода была важна, так как позволяла быть переиспользованн</text:span><text:span text:style-name="T201">ыми </text:span><text:span text:style-name="T200">«библиотекам» программ для выполнения общих задач. </text:span><text:span text:style-name="T201">Это был первый шаг в развитии области информатики называемой разработка программного обеспечения.</text:span></text:p>
            <text:p text:style-name="P10"><text:span text:style-name="T201">П</text:span><text:span text:style-name="T203">озднее в 1950-х язык сборки </text:span><text:span text:style-name="T202">был </text:span><text:span text:style-name="T206">признан</text:span><text:span text:style-name="T202"> таким </text:span><text:span text:style-name="T205">трудоемким</text:span><text:span text:style-name="T202">, </text:span><text:span text:style-name="T204">что</text:span><text:span text:style-name="T202"> </text:span><text:span text:style-name="T206">в развитии</text:span><text:span text:style-name="T202"> языков высокого уровня (</text:span><text:span text:style-name="T205">более </text:span><text:span text:style-name="T202">близких к естественным языкам) нача</text:span><text:span text:style-name="T204">л</text:span><text:span text:style-name="T206">ась</text:span><text:span text:style-name="T202"> поддерж</text:span><text:span text:style-name="T206">ка</text:span><text:span text:style-name="T202"> более легко</text:span><text:span text:style-name="T206">го</text:span><text:span text:style-name="T202"> и быстро</text:span><text:span text:style-name="T206">го</text:span><text:span text:style-name="T202"> программировани</text:span><text:span text:style-name="T206">я</text:span><text:span text:style-name="T202">. </text:span><text:span text:style-name="T207">ФОРТРАН появился как главный высокоуровневый язык для научного программирования, в то время как КОБОЛ стал главным языком для программирования в бизнесе. </text:span><text:span text:style-name="T208">Эти языки принесли с собой необходимость в другом программном обеспечении, называемом компиляторами, которые перевод</text:span><text:span text:style-name="T209">ят</text:span><text:span text:style-name="T208"> программы на высокоуровневых языках в машинный код. </text:span><text:span text:style-name="T209">Так ка</text:span><text:span text:style-name="T210">к</text:span><text:span text:style-name="T209"> языки программирования стали более мощными и абстрактными, создание </text:span><text:span text:style-name="T210">компиляторов</text:span><text:span text:style-name="T209">, </text:span><text:span text:style-name="T211">производящих высококачественный машинный код и эффективных с точки зрения скорости </text:span><text:soft-page-break/><text:span text:style-name="T211">исполнения и <text:s/>потребления памяти, стало </text:span><text:span text:style-name="T212">проблемой информатики,</text:span><text:span text:style-name="T211"> </text:span><text:span text:style-name="T212">бросающей вызов. Проектирование и реализация высокоуровневых языков </text:span><text:span text:style-name="T213">находится в центре</text:span><text:span text:style-name="T212"> области информатики, называемой языки программирования.</text:span></text:p>
            <text:p text:style-name="P10"><text:span text:style-name="T212">У</text:span><text:span text:style-name="T215">величение использования компьютеров в начале 1960-х </text:span><text:span text:style-name="T214">дало</text:span><text:span text:style-name="T215"> </text:span><text:span text:style-name="T214">толчок</text:span><text:span text:style-name="T215"> </text:span><text:span text:style-name="T214">к</text:span><text:span text:style-name="T215"> разработк</text:span><text:span text:style-name="T214">е</text:span><text:span text:style-name="T215"> первой операционной системы, </text:span><text:span text:style-name="T214">которая состояла из системно - резидентного программного обеспечения, </text:span><text:span text:style-name="T216">автоматически обрабатывающего входные и выходные данные и выполнение программ, называемых «джобсами</text:span><text:span text:style-name="T216"><text:note text:id="ftn4" text:note-class="footnote"><text:note-citation>4</text:note-citation><text:note-body><text:p text:style-name="P1">В оригинале jobs — на ум приходит аналогия с более современным термином <text:span text:style-name="T261">параллельного программирования</text:span> «таск» (task, <text:span text:style-name="T260">задача</text:span>).</text:p></text:note-body></text:note></text:span><text:span text:style-name="T216">». </text:span><text:span text:style-name="T217">Потребность </text:span><text:span text:style-name="T218">в лучших вычислительных техниках привела к возрождению интереса к численным методам и их анализу, </text:span><text:span text:style-name="T219">к занятию, которое распространилось так широко, что стало известно как вычислительная наука.</text:span></text:p>
            <text:p text:style-name="P11"><text:span text:style-name="T219">В </text:span><text:span text:style-name="T220">1970-х и 1980-х годах появились мощные устройства <text:s/>компьютерной графики, как для научного моделирования, так и для других визуальных действий. </text:span><text:span text:style-name="T221">(Компьютеризированные устройства графики были представлены в начале 1950-х с </text:span><text:span text:style-name="T222">показом грубых изображений на бумаге и на экранах с электронно-лучевой трубкой [</text:span><text:span text:style-name="T130">CRT</text:span><text:span text:style-name="T222">]. </text:span><text:span text:style-name="T223">Дорогостоящее оборудование и ограниченные возможности программного обеспечения </text:span><text:span text:style-name="T225">сдерживали</text:span><text:span text:style-name="T223"> эту область от </text:span><text:span text:style-name="T225">развития</text:span><text:span text:style-name="T223"> до начала 1980-х, </text:span><text:span text:style-name="T224">когда компьютерная память, необходимая для растровой графики (в которой изображение состоит из маленьких прямоугольных пикселей), стала более доступной. </text:span><text:span text:style-name="T225">Технология растровой графики, совместно с экранами высокого разрешения и разработкой графических стандартов, делающих программное обеспечение менее зависимым от машин, </text:span><text:span text:style-name="T226">привели к взрывному росту в этой области</text:span><text:span text:style-name="T225">. </text:span><text:span text:style-name="T226">Поддержка всех этих видов деятельности превратилось область информатики, известную как графика и </text:span><text:soft-page-break/><text:span text:style-name="T226">графические вычисления.</text:span></text:p>
            <text:p text:style-name="P12"><text:span text:style-name="T226">Т</text:span><text:span text:style-name="T160">есно связанными с этой областью является дизайн и анализ систем, которые взаимодействуют непосредственно с пользователями, выполняющими различные вычислительные задачи. </text:span><text:span text:style-name="T227">Эти системы пришли к широкому использованию в 1980-х и 1990-х, когда </text:span><text:span text:style-name="T228">взаимодействие с пользователями через режим командной строки было замещено графическими пользовательскими интерфейсами (ГПИ, ГИП, </text:span><text:span text:style-name="T131">GUI</text:span><text:span text:style-name="T228">). Дизайн ГПИ, </text:span><text:span text:style-name="T229">в котором первопроходцем был </text:span><text:span text:style-name="T132">Xerox</text:span><text:span text:style-name="T229">, а позднее подобрал <text:s/>Apple (Macintosh), </text:span><text:span text:style-name="T231">и,</text:span><text:span text:style-name="T230"> </text:span><text:span text:style-name="T233">наконец, </text:span><text:span text:style-name="T230">Microsoft (Windows), </text:span><text:span text:style-name="T231">важен потому, что </text:span><text:span text:style-name="T234">он представляет то</text:span><text:span text:style-name="T231">, что люди видят и делают, </text:span><text:span text:style-name="T232">когда они взаимодействуют с </text:span><text:span text:style-name="T233">вычислительным</text:span><text:span text:style-name="T232"> устройств</text:span><text:span text:style-name="T233">ом</text:span><text:span text:style-name="T232">. </text:span><text:span text:style-name="T234">Проектирование </text:span><text:span text:style-name="T235">нужных</text:span><text:span text:style-name="T234"> пользовательских интерфейсов для всех типов пользователей </text:span><text:span text:style-name="T226">превратилось область информатики, известную как взаимодействие человека и компьютера (</text:span><text:span text:style-name="T133">HCI</text:span><text:span text:style-name="T226">).</text:span></text:p>
            <text:p text:style-name="P13"><text:span text:style-name="T226">О</text:span><text:span text:style-name="T239">бласть компьютерной архитектуры и организации также значительно изменилась с тех пор, как были разработаны первые компьютеры с хранимыми программами в 1950-х. </text:span><text:span text:style-name="T236">Так называемые системы разделения времени появи</text:span><text:span text:style-name="T238">лись</text:span><text:span text:style-name="T236"> в 1960-х </text:span><text:span text:style-name="T238">годах</text:span><text:span text:style-name="T236">, </text:span><text:span text:style-name="T238">чтобы </text:span><text:span text:style-name="T236">позвол</text:span><text:span text:style-name="T238">ить</text:span><text:span text:style-name="T236"> нескольким пользователям выполнять программы в одно и то же время с разных терминалов, </text:span><text:span text:style-name="T237">которые б</text:span><text:span text:style-name="T238">ы</text:span><text:span text:style-name="T237">ли </text:span><text:span text:style-name="T238">жестко </text:span><text:span text:style-name="T237">соединены </text:span><text:span text:style-name="T238">с</text:span><text:span text:style-name="T237"> компьютер</text:span><text:span text:style-name="T238">ом </text:span><text:span text:style-name="T237">проводами. </text:span><text:span text:style-name="T240">1970-е увидели разработку перв</text:span><text:span text:style-name="T241">ых</text:span><text:span text:style-name="T240"> компьютерн</text:span><text:span text:style-name="T241">ых</text:span><text:span text:style-name="T240"> сет</text:span><text:span text:style-name="T241">ей</text:span><text:span text:style-name="T240"> широкого применения (</text:span><text:span text:style-name="T134">WANs</text:span><text:span text:style-name="T240">) и протоколов передачи информации на высоких скоростях между компьютерами, разделенными большими расстояниями. </text:span><text:span text:style-name="T242">По мере развития этих видов деятельности, они слились в область информатики, называемую компьютерные сети и коммуникации. Главным достижением этой области было </text:span><text:span text:style-name="T243">развитие</text:span><text:span text:style-name="T242"> интернета.</text:span></text:p>
            <text:p text:style-name="P14"><text:soft-page-break/><text:span text:style-name="T242">И</text:span><text:span text:style-name="T246">дея, что инструкции, так же как и данные, мо</text:span><text:span text:style-name="T251">гу</text:span><text:span text:style-name="T246">т <text:s/>храни</text:span><text:span text:style-name="T251">ться</text:span><text:span text:style-name="T246"> в памяти компьютера </text:span><text:span text:style-name="T244">была <text:s/>переломной для фундаментальных открытий о теоретическ</text:span><text:span text:style-name="T245">ом</text:span><text:span text:style-name="T244"> поведени</text:span><text:span text:style-name="T245">и</text:span><text:span text:style-name="T244"> алгоритмов. </text:span><text:span text:style-name="T245">То есть, такие вопросы как «Что может / не может быть вычислено?» были </text:span><text:span text:style-name="T247">формально</text:span><text:span text:style-name="T245"> рассмотрены с использованием этих абстрактных идей. </text:span><text:span text:style-name="T247">Эти открытия были первоисточником области информатики, известной как алгоритмы и сложность. Ключевой частью этой области является изучение и применение структур данных, подходящих для различных <text:s/>применени</text:span><text:span text:style-name="T248">й. Структуры данных, наряду с </text:span><text:span text:style-name="T249">разработкой</text:span><text:span text:style-name="T248"> наилучших алгоритмов для вставки, удаления и </text:span><text:span text:style-name="T249">размещения</text:span><text:span text:style-name="T248"> данных в таких структурах, явля</text:span><text:span text:style-name="T249">ю</text:span><text:span text:style-name="T248">тся главной заботой ученых — компьютерщиков потому, что </text:span><text:span text:style-name="T249">они </text:span><text:span text:style-name="T250">(</text:span><text:span text:style-name="T248">структуры данных</text:span><text:span text:style-name="T250">)</text:span><text:span text:style-name="T249"> так </text:span><text:span text:style-name="T250">сильно</text:span><text:span text:style-name="T249"> используются в </text:span><text:span text:style-name="T250">компьютерном</text:span><text:span text:style-name="T249"> программном обеспечении, особенно в компиляторах, операционных системах, файловых системах и поисковых движках.</text:span></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1"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1" fo:font-family="'Times New Roman'" fo:font-size="14pt" fo:font-style="normal" style:font-name-complex="Times New Roman1"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2"/>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24</meta:editing-cycles>
    <meta:editing-duration>PT29M23S</meta:editing-duration>
    <dc:date>2022-04-27T18:05:23.740852684</dc:date>
    <meta:document-statistic meta:table-count="1" meta:image-count="0" meta:object-count="0" meta:page-count="10" meta:paragraph-count="41" meta:word-count="3324" meta:character-count="24632" meta:non-whitespace-character-count="21337"/>
  </office:meta>
</office:document-meta>
</file>